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0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41" style:parent-style-name="Graphics">
      <style:graphic-properties draw:fill="none" fo:clip="rect(0in, 0in, 0in, 0in)" draw:stroke="none" draw:luminance="0%" draw:contrast="0%" draw:image-opacity="100%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0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9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808080" draw:opacity="100%" draw:stroke="solid" svg:stroke-width="0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 style:parent-style-name="Graphics">
      <style:graphic-properties draw:fill="none" draw:stroke="none"/>
    </style:style>
    <style:style style:family="graphic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3" style:parent-style-name="Graphics">
      <style:graphic-properties draw:fill="none" draw:stroke="none"/>
    </style:style>
    <style:style style:family="presentation" style:name="a596">
      <style:graphic-properties draw:fill="solid" draw:fill-color="#5b9bd5" draw:opacity="100%" draw:stroke="solid" svg:stroke-width="0.02778in" svg:stroke-color="#41719c" svg:stroke-opacity="100%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5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7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7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7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7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76" style:parent-style-name="Graphics">
      <style:graphic-properties draw:fill="none" fo:clip="rect(0in, 0in, 0in, 0in)" draw:stroke="none" draw:luminance="0%" draw:contrast="0%" draw:image-opacity="100%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5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52" style:parent-style-name="Graphics">
      <style:graphic-properties draw:fill="none" fo:clip="rect(0in, 0in, 0in, 0in)" draw:stroke="none" draw:luminance="0%" draw:contrast="0%" draw:image-opacity="100%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6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0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16" style:parent-style-name="Graphics">
      <style:graphic-properties draw:fill="none" fo:clip="rect(0in, 0in, 0in, 0in)" draw:stroke="none" draw:luminance="0%" draw:contrast="0%" draw:image-opacity="100%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80">
      <style:graphic-properties draw:fill="solid" draw:fill-color="#5b9bd5" draw:opacity="100%" draw:stroke="solid" svg:stroke-width="0.02778in" svg:stroke-color="#41719c" svg:stroke-opacity="100%"/>
    </style:style>
    <style:style style:family="graphic" style:name="a53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8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5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6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3" style:parent-style-name="Graphics">
      <style:graphic-properties draw:fill="none" fo:clip="rect(0in, 0in, 0in, 0in)" draw:stroke="none" draw:luminance="0%" draw:contrast="0%" draw:image-opacity="100%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frame draw:id="id73" draw:style-name="a535" svg:x="0.29291in" svg:y="4.52677in" svg:width="1.75984in" svg:height="2.8748in" style:rel-width="scale" style:rel-height="scale">
          <draw:image xlink:href="media/image1.png" xlink:type="simple" xlink:show="embed" xlink:actuate="onLoad"/>
          <svg:title/>
          <svg:desc/>
        </draw:frame>
        <draw:frame draw:id="id74" draw:style-name="a536" svg:x="2.50709in" svg:y="4.52756in" svg:width="1.80157in" svg:height="2.85394in" style:rel-width="scale" style:rel-height="scale">
          <draw:image xlink:href="media/image2.png" xlink:type="simple" xlink:show="embed" xlink:actuate="onLoad"/>
          <svg:title/>
          <svg:desc/>
        </draw:frame>
        <draw:frame draw:id="id75" draw:style-name="a537" svg:x="4.54488in" svg:y="4.51654in" svg:width="1.83307in" svg:height="2.88504in" style:rel-width="scale" style:rel-height="scale">
          <draw:image xlink:href="media/image3.png" xlink:type="simple" xlink:show="embed" xlink:actuate="onLoad"/>
          <svg:title/>
          <svg:desc/>
        </draw:frame>
        <draw:frame draw:id="id76" draw:style-name="a538" svg:x="6.53543in" svg:y="4.55827in" svg:width="1.8122in" svg:height="2.84331in" style:rel-width="scale" style:rel-height="scale">
          <draw:image xlink:href="media/image4.png" xlink:type="simple" xlink:show="embed" xlink:actuate="onLoad"/>
          <svg:title/>
          <svg:desc/>
        </draw:frame>
        <draw:frame draw:id="id77" draw:style-name="a539" svg:x="8.79685in" svg:y="4.58346in" svg:width="1.83307in" svg:height="2.73937in" style:rel-width="scale" style:rel-height="scale">
          <draw:image xlink:href="media/image5.png" xlink:type="simple" xlink:show="embed" xlink:actuate="onLoad"/>
          <svg:title/>
          <svg:desc/>
        </draw:frame>
        <draw:frame draw:id="id78" draw:style-name="a540" svg:x="5.90551in" svg:y="0.80315in" svg:width="1.82244in" svg:height="3.29134in" style:rel-width="scale" style:rel-height="scale">
          <draw:image xlink:href="media/image6.png" xlink:type="simple" xlink:show="embed" xlink:actuate="onLoad"/>
          <svg:title/>
          <svg:desc/>
        </draw:frame>
        <draw:frame draw:id="id79" draw:style-name="a541" svg:x="3.14961in" svg:y="1.02362in" svg:width="1.8122in" svg:height="2.74961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547">
          <draw:frame draw:id="id80" draw:style-name="a544" draw:name="Espace réservé du numéro de diapositive 6" svg:x="4.67953in" svg:y="11.10827in" svg:width="3.5878in" svg:height="0.58425in">
            <draw:text-box>
              <text:p text:style-name="a543" text:class-names="" text:cond-style-name=""><text:span text:style-name="a542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81" presentation:style-name="a545" draw:name="Espace réservé de l'image des diapositives 1">
            <svg:title/>
            <svg:desc/>
          </draw:page-thumbnail>
          <draw:frame draw:id="id82" presentation:style-name="a54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48" draw:master-page-name="Master1-Layout7-blank-Vide" presentation:presentation-page-layout-name="Master1-PPL7" draw:id="Slide-257">
        <draw:frame draw:id="id83" draw:style-name="a549" svg:x="0.36181in" svg:y="2.07283in" svg:width="2.55157in" svg:height="4.08307in" style:rel-width="scale" style:rel-height="scale">
          <draw:image xlink:href="media/image8.png" xlink:type="simple" xlink:show="embed" xlink:actuate="onLoad"/>
          <svg:title/>
          <svg:desc/>
        </draw:frame>
        <draw:frame draw:id="id84" draw:style-name="a550" svg:x="3.07087in" svg:y="2.04724in" svg:width="2.4685in" svg:height="4.04134in" style:rel-width="scale" style:rel-height="scale">
          <draw:image xlink:href="media/image9.png" xlink:type="simple" xlink:show="embed" xlink:actuate="onLoad"/>
          <svg:title/>
          <svg:desc/>
        </draw:frame>
        <draw:frame draw:id="id85" draw:style-name="a551" svg:x="5.55276in" svg:y="2.04724in" svg:width="2.47874in" svg:height="4.09331in" style:rel-width="scale" style:rel-height="scale">
          <draw:image xlink:href="media/image10.png" xlink:type="simple" xlink:show="embed" xlink:actuate="onLoad"/>
          <svg:title/>
          <svg:desc/>
        </draw:frame>
        <draw:frame draw:id="id86" draw:style-name="a552" svg:x="8.24488in" svg:y="2.07283in" svg:width="2.38504in" svg:height="4.00984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558">
          <draw:frame draw:id="id87" draw:style-name="a555" draw:name="Espace réservé du numéro de diapositive 6" svg:x="4.67953in" svg:y="11.10827in" svg:width="3.5878in" svg:height="0.58425in">
            <draw:text-box>
              <text:p text:style-name="a554" text:class-names="" text:cond-style-name=""><text:span text:style-name="a553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8" presentation:style-name="a556" draw:name="Espace réservé de l'image des diapositives 1">
            <svg:title/>
            <svg:desc/>
          </draw:page-thumbnail>
          <draw:frame draw:id="id89" presentation:style-name="a55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59" draw:master-page-name="Master1-Layout7-blank-Vide" presentation:presentation-page-layout-name="Master1-PPL7" draw:id="Slide-258">
        <draw:frame draw:id="id90" draw:style-name="a560" svg:x="0.03465in" svg:y="0.07638in" svg:width="2.74291in" svg:height="5.51417in" style:rel-width="scale" style:rel-height="scale">
          <draw:image xlink:href="media/image12.png" xlink:type="simple" xlink:show="embed" xlink:actuate="onLoad"/>
          <svg:title/>
          <svg:desc/>
        </draw:frame>
        <draw:frame draw:id="id91" draw:style-name="a561" svg:x="8.23071in" svg:y="2.69567in" svg:width="2.79291in" svg:height="5.49488in" style:rel-width="scale" style:rel-height="scale">
          <draw:image xlink:href="media/image13.png" xlink:type="simple" xlink:show="embed" xlink:actuate="onLoad"/>
          <svg:title/>
          <svg:desc/>
        </draw:frame>
        <draw:frame draw:id="id92" draw:style-name="a562" svg:x="2.77756in" svg:y="2.69724in" svg:width="2.71339in" svg:height="5.43701in" style:rel-width="scale" style:rel-height="scale">
          <draw:image xlink:href="media/image14.png" xlink:type="simple" xlink:show="embed" xlink:actuate="onLoad"/>
          <svg:title/>
          <svg:desc/>
        </draw:frame>
        <draw:frame draw:id="id93" draw:style-name="a563" svg:x="5.39803in" svg:y="2.67717in" svg:width="2.92205in" svg:height="5.49488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569">
          <draw:frame draw:id="id94" draw:style-name="a566" draw:name="Espace réservé du numéro de diapositive 6" svg:x="4.67953in" svg:y="11.10827in" svg:width="3.5878in" svg:height="0.58425in">
            <draw:text-box>
              <text:p text:style-name="a565" text:class-names="" text:cond-style-name=""><text:span text:style-name="a564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5" presentation:style-name="a567" draw:name="Espace réservé de l'image des diapositives 1">
            <svg:title/>
            <svg:desc/>
          </draw:page-thumbnail>
          <draw:frame draw:id="id96" presentation:style-name="a56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570" draw:master-page-name="Master1-Layout7-blank-Vide" presentation:presentation-page-layout-name="Master1-PPL7" draw:id="Slide-259">
        <draw:frame draw:id="id97" draw:style-name="a571" svg:x="0.23622in" svg:y="0.14134in" svg:width="1.6248in" svg:height="4.58307in" style:rel-width="scale" style:rel-height="scale">
          <draw:image xlink:href="media/image16.png" xlink:type="simple" xlink:show="embed" xlink:actuate="onLoad"/>
          <svg:title/>
          <svg:desc/>
        </draw:frame>
        <draw:frame draw:id="id98" draw:style-name="a572" svg:x="3.14961in" svg:y="0.15748in" svg:width="1.44764in" svg:height="4.57244in" style:rel-width="scale" style:rel-height="scale">
          <draw:image xlink:href="media/image17.png" xlink:type="simple" xlink:show="embed" xlink:actuate="onLoad"/>
          <svg:title/>
          <svg:desc/>
        </draw:frame>
        <draw:frame draw:id="id99" draw:style-name="a573" svg:x="5.19685in" svg:y="0.16772in" svg:width="1.49961in" svg:height="4.5622in" style:rel-width="scale" style:rel-height="scale">
          <draw:image xlink:href="media/image18.png" xlink:type="simple" xlink:show="embed" xlink:actuate="onLoad"/>
          <svg:title/>
          <svg:desc/>
        </draw:frame>
        <draw:frame draw:id="id100" draw:style-name="a574" svg:x="7.40157in" svg:y="0.17244in" svg:width="1.41614in" svg:height="4.47874in" style:rel-width="scale" style:rel-height="scale">
          <draw:image xlink:href="media/image19.png" xlink:type="simple" xlink:show="embed" xlink:actuate="onLoad"/>
          <svg:title/>
          <svg:desc/>
        </draw:frame>
        <draw:frame draw:id="id101" draw:style-name="a575" svg:x="9.29134in" svg:y="0.16772in" svg:width="1.67677in" svg:height="4.5622in" style:rel-width="scale" style:rel-height="scale">
          <draw:image xlink:href="media/image20.png" xlink:type="simple" xlink:show="embed" xlink:actuate="onLoad"/>
          <svg:title/>
          <svg:desc/>
        </draw:frame>
        <draw:frame draw:id="id102" draw:style-name="a576" svg:x="1.73228in" svg:y="3.52717in" svg:width="1.34331in" svg:height="4.58307in" style:rel-width="scale" style:rel-height="scale">
          <draw:image xlink:href="media/image21.png" xlink:type="simple" xlink:show="embed" xlink:actuate="onLoad"/>
          <svg:title/>
          <svg:desc/>
        </draw:frame>
        <presentation:notes draw:style-name="a582">
          <draw:frame draw:id="id103" draw:style-name="a579" draw:name="Espace réservé du numéro de diapositive 6" svg:x="4.67953in" svg:y="11.10827in" svg:width="3.5878in" svg:height="0.58425in">
            <draw:text-box>
              <text:p text:style-name="a578" text:class-names="" text:cond-style-name=""><text:span text:style-name="a577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04" presentation:style-name="a580" draw:name="Espace réservé de l'image des diapositives 1">
            <svg:title/>
            <svg:desc/>
          </draw:page-thumbnail>
          <draw:frame draw:id="id105" presentation:style-name="a58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583" draw:master-page-name="Master1-Layout7-blank-Vide" presentation:presentation-page-layout-name="Master1-PPL7" draw:id="Slide-260">
        <draw:g draw:name="Groupe 2" draw:id="id106">
          <svg:title/>
          <svg:desc/>
          <draw:custom-shape svg:x="1.07087in" svg:y="0.02362in" svg:width="7.56772in" svg:height="7.56732in" draw:id="id107" draw:style-name="a586" draw:name="Forme libre 3">
            <svg:title/>
            <svg:desc/>
            <text:p text:style-name="a585" text:class-names="" text:cond-style-name=""><text:span text:style-name="a584" text:class-names=""/></text:p>
            <draw:enhanced-geometry xmlns:dr3d="urn:oasis:names:tc:opendocument:xmlns:dr3d:1.0" draw:type="non-primitive" svg:viewBox="0 0 21600 21600" draw:enhanced-path="M ?f70 ?f71 A ?f114 ?f115 ?f116 ?f117 ?f70 ?f71 ?f111 ?f113  W ?f118 ?f119 ?f120 ?f121 ?f70 ?f71 ?f111 ?f113 Z M ?f72 ?f73 A ?f142 ?f143 ?f144 ?f145 ?f72 ?f73 ?f139 ?f141  W ?f146 ?f147 ?f148 ?f149 ?f72 ?f73 ?f139 ?f141 N" draw:text-areas="?f37 ?f37 ?f38 ?f38" draw:glue-points="?f35 ?f36 ?f37 ?f37 ?f36 ?f35 ?f37 ?f38 ?f35 ?f39 ?f38 ?f38 ?f39 ?f35 ?f38 ?f37" draw:glue-point-leaving-directions="-0, -0, -0, -0, -0, -0, -0, -0" draw:modifiers="5259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?f3 - ?f2"/>
              <draw:equation draw:name="f5" draw:formula="5419351 / 1725033"/>
              <draw:equation draw:name="f6" draw:formula="18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10800 * 10800"/>
              <draw:equation draw:name="f12" draw:formula="0 - 360"/>
              <draw:equation draw:name="f13" draw:formula="0 * ?f5"/>
              <draw:equation draw:name="f14" draw:formula="?f8 * ?f0"/>
              <draw:equation draw:name="f15" draw:formula="?f12 * ?f0"/>
              <draw:equation draw:name="f16" draw:formula="$0"/>
              <draw:equation draw:name="f17" draw:formula="?f9 - ?f8"/>
              <draw:equation draw:name="f18" draw:formula="?f13 / ?f6"/>
              <draw:equation draw:name="f19" draw:formula="?f14 / ?f6"/>
              <draw:equation draw:name="f20" draw:formula="?f15 / ?f6"/>
              <draw:equation draw:name="f21" draw:formula="?f17 / 21600"/>
              <draw:equation draw:name="f22" draw:formula="10800 - ?f16"/>
              <draw:equation draw:name="f23" draw:formula="0 - ?f18"/>
              <draw:equation draw:name="f24" draw:formula="?f19 - ?f1"/>
              <draw:equation draw:name="f25" draw:formula="?f20 - ?f1"/>
              <draw:equation draw:name="f26" draw:formula="10800 * ?f21"/>
              <draw:equation draw:name="f27" draw:formula="3163 * ?f21"/>
              <draw:equation draw:name="f28" draw:formula="18437 * ?f21"/>
              <draw:equation draw:name="f29" draw:formula="0 * ?f21"/>
              <draw:equation draw:name="f30" draw:formula="21600 * ?f21"/>
              <draw:equation draw:name="f31" draw:formula="?f22 * ?f22"/>
              <draw:equation draw:name="f32" draw:formula="?f23 * ?f0"/>
              <draw:equation draw:name="f33" draw:formula="?f25 - ?f24"/>
              <draw:equation draw:name="f34" draw:formula="?f32 / ?f5"/>
              <draw:equation draw:name="f35" draw:formula="?f26 / ?f21"/>
              <draw:equation draw:name="f36" draw:formula="?f29 / ?f21"/>
              <draw:equation draw:name="f37" draw:formula="?f27 / ?f21"/>
              <draw:equation draw:name="f38" draw:formula="?f28 / ?f21"/>
              <draw:equation draw:name="f39" draw:formula="?f30 / ?f21"/>
              <draw:equation draw:name="f40" draw:formula="?f34 - ?f1"/>
              <draw:equation draw:name="f41" draw:formula="?f40 + ?f1"/>
              <draw:equation draw:name="f42" draw:formula="?f41 * ?f5 / ?f0"/>
              <draw:equation draw:name="f43" draw:formula="0 - ?f42"/>
              <draw:equation draw:name="f44" draw:formula="sin(?f43)"/>
              <draw:equation draw:name="f45" draw:formula="0 - ?f44"/>
              <draw:equation draw:name="f46" draw:formula="?f45"/>
              <draw:equation draw:name="f47" draw:formula="cos(?f43)"/>
              <draw:equation draw:name="f48" draw:formula="0 - ?f47"/>
              <draw:equation draw:name="f49" draw:formula="?f48"/>
              <draw:equation draw:name="f50" draw:formula="0 - ?f46"/>
              <draw:equation draw:name="f51" draw:formula="0 - ?f49"/>
              <draw:equation draw:name="f52" draw:formula="10800 * ?f50"/>
              <draw:equation draw:name="f53" draw:formula="10800 * ?f51"/>
              <draw:equation draw:name="f54" draw:formula="?f22 * ?f50"/>
              <draw:equation draw:name="f55" draw:formula="?f22 * ?f51"/>
              <draw:equation draw:name="f56" draw:formula="?f52 * ?f52"/>
              <draw:equation draw:name="f57" draw:formula="?f53 * ?f53"/>
              <draw:equation draw:name="f58" draw:formula="?f54 * ?f54"/>
              <draw:equation draw:name="f59" draw:formula="?f55 * ?f55"/>
              <draw:equation draw:name="f60" draw:formula="?f56 + ?f57"/>
              <draw:equation draw:name="f61" draw:formula="?f58 + ?f59"/>
              <draw:equation draw:name="f62" draw:formula="sqrt(?f60)"/>
              <draw:equation draw:name="f63" draw:formula="sqrt(?f61)"/>
              <draw:equation draw:name="f64" draw:formula="?f11 / ?f62"/>
              <draw:equation draw:name="f65" draw:formula="?f31 / ?f63"/>
              <draw:equation draw:name="f66" draw:formula="?f50 * ?f64"/>
              <draw:equation draw:name="f67" draw:formula="?f51 * ?f64"/>
              <draw:equation draw:name="f68" draw:formula="?f50 * ?f65"/>
              <draw:equation draw:name="f69" draw:formula="?f51 * ?f65"/>
              <draw:equation draw:name="f70" draw:formula="10800 - ?f66"/>
              <draw:equation draw:name="f71" draw:formula="10800 - ?f67"/>
              <draw:equation draw:name="f72" draw:formula="10800 - ?f68"/>
              <draw:equation draw:name="f73" draw:formula="10800 - ?f69"/>
              <draw:equation draw:name="f74" draw:formula="$0 / ?f7"/>
              <draw:equation draw:name="f75" draw:formula="21550000 - ?f33"/>
              <draw:equation draw:name="f76" draw:formula="if(?f75, ?f33, 21550000)"/>
              <draw:equation draw:name="f77" draw:formula="-21550000 - ?f76"/>
              <draw:equation draw:name="f78" draw:formula="if(?f77, -21550000, ?f76)"/>
              <draw:equation draw:name="f79" draw:formula="?f24 + ?f78"/>
              <draw:equation draw:name="f80" draw:formula="?f24 + ?f1"/>
              <draw:equation draw:name="f81" draw:formula="?f80 * ?f5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10"/>
              <draw:equation draw:name="f86" draw:formula="sin(?f82)"/>
              <draw:equation draw:name="f87" draw:formula="0 - ?f86"/>
              <draw:equation draw:name="f88" draw:formula="?f87 * ?f10"/>
              <draw:equation draw:name="f89" draw:formula="sqrt(?f85 * ?f85 + ?f88 * ?f88 + 0 * 0)"/>
              <draw:equation draw:name="f90" draw:formula="?f10 * ?f10 / ?f89"/>
              <draw:equation draw:name="f91" draw:formula="?f87 * ?f90"/>
              <draw:equation draw:name="f92" draw:formula="?f70 - ?f91"/>
              <draw:equation draw:name="f93" draw:formula="?f84 * ?f90"/>
              <draw:equation draw:name="f94" draw:formula="?f71 - ?f93"/>
              <draw:equation draw:name="f95" draw:formula="?f92 - ?f10"/>
              <draw:equation draw:name="f96" draw:formula="?f94 - ?f10"/>
              <draw:equation draw:name="f97" draw:formula="?f92 + ?f10"/>
              <draw:equation draw:name="f98" draw:formula="?f94 + ?f10"/>
              <draw:equation draw:name="f99" draw:formula="?f79 + ?f1"/>
              <draw:equation draw:name="f100" draw:formula="?f99 * ?f5 / ?f0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10"/>
              <draw:equation draw:name="f105" draw:formula="sin(?f101)"/>
              <draw:equation draw:name="f106" draw:formula="0 - ?f105"/>
              <draw:equation draw:name="f107" draw:formula="?f106 * ?f10"/>
              <draw:equation draw:name="f108" draw:formula="sqrt(?f104 * ?f104 + ?f107 * ?f107 + 0 * 0)"/>
              <draw:equation draw:name="f109" draw:formula="?f10 * ?f10 / ?f108"/>
              <draw:equation draw:name="f110" draw:formula="?f106 * ?f109"/>
              <draw:equation draw:name="f111" draw:formula="?f92 + ?f110"/>
              <draw:equation draw:name="f112" draw:formula="?f103 * ?f109"/>
              <draw:equation draw:name="f113" draw:formula="?f94 + ?f112"/>
              <draw:equation draw:name="f114" draw:formula="if(?f78, ?f70, ?f95)"/>
              <draw:equation draw:name="f115" draw:formula="if(?f78, ?f71, ?f96)"/>
              <draw:equation draw:name="f116" draw:formula="if(?f78, ?f70, ?f97)"/>
              <draw:equation draw:name="f117" draw:formula="if(?f78, ?f71, ?f98)"/>
              <draw:equation draw:name="f118" draw:formula="if(?f78, ?f95, ?f111)"/>
              <draw:equation draw:name="f119" draw:formula="if(?f78, ?f96, ?f113)"/>
              <draw:equation draw:name="f120" draw:formula="if(?f78, ?f97, ?f111)"/>
              <draw:equation draw:name="f121" draw:formula="if(?f78, ?f98, ?f113)"/>
              <draw:equation draw:name="f122" draw:formula="?f84 * ?f22"/>
              <draw:equation draw:name="f123" draw:formula="?f87 * ?f22"/>
              <draw:equation draw:name="f124" draw:formula="sqrt(?f122 * ?f122 + ?f123 * ?f123 + 0 * 0)"/>
              <draw:equation draw:name="f125" draw:formula="?f22 * ?f22 / ?f124"/>
              <draw:equation draw:name="f126" draw:formula="?f87 * ?f125"/>
              <draw:equation draw:name="f127" draw:formula="?f72 - ?f126"/>
              <draw:equation draw:name="f128" draw:formula="?f84 * ?f125"/>
              <draw:equation draw:name="f129" draw:formula="?f73 - ?f128"/>
              <draw:equation draw:name="f130" draw:formula="?f127 - ?f22"/>
              <draw:equation draw:name="f131" draw:formula="?f129 - ?f22"/>
              <draw:equation draw:name="f132" draw:formula="?f127 + ?f22"/>
              <draw:equation draw:name="f133" draw:formula="?f129 + ?f22"/>
              <draw:equation draw:name="f134" draw:formula="?f103 * ?f22"/>
              <draw:equation draw:name="f135" draw:formula="?f106 * ?f22"/>
              <draw:equation draw:name="f136" draw:formula="sqrt(?f134 * ?f134 + ?f135 * ?f135 + 0 * 0)"/>
              <draw:equation draw:name="f137" draw:formula="?f22 * ?f22 / ?f136"/>
              <draw:equation draw:name="f138" draw:formula="?f106 * ?f137"/>
              <draw:equation draw:name="f139" draw:formula="?f127 + ?f138"/>
              <draw:equation draw:name="f140" draw:formula="?f103 * ?f137"/>
              <draw:equation draw:name="f141" draw:formula="?f129 + ?f140"/>
              <draw:equation draw:name="f142" draw:formula="if(?f78, ?f72, ?f130)"/>
              <draw:equation draw:name="f143" draw:formula="if(?f78, ?f73, ?f131)"/>
              <draw:equation draw:name="f144" draw:formula="if(?f78, ?f72, ?f132)"/>
              <draw:equation draw:name="f145" draw:formula="if(?f78, ?f73, ?f133)"/>
              <draw:equation draw:name="f146" draw:formula="if(?f78, ?f130, ?f139)"/>
              <draw:equation draw:name="f147" draw:formula="if(?f78, ?f131, ?f141)"/>
              <draw:equation draw:name="f148" draw:formula="if(?f78, ?f132, ?f139)"/>
              <draw:equation draw:name="f149" draw:formula="if(?f78, ?f133, ?f141)"/>
              <draw:handle draw:handle-position="$0 ?f35" draw:handle-range-x-minimum="0" draw:handle-range-x-maximum="10800"/>
            </draw:enhanced-geometry>
          </draw:custom-shape>
          <draw:custom-shape svg:x="4.85433in" svg:y="0.02362in" svg:width="4.72992in" svg:height="8.04016in" draw:id="id108" draw:style-name="a589" draw:name="Forme libre 4">
            <svg:title/>
            <svg:desc/>
            <text:p text:style-name="a588" text:class-names="" text:cond-style-name=""><text:span text:style-name="a587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width="3.16102in" svg:height="1.93701in" draw:id="id109" draw:style-name="a592" draw:transform="translate(-1.58051in -0.9685in) rotate(-1.5708) translate(5.80432in 6.6872in)" draw:name="Forme libre 5">
            <svg:title/>
            <svg:desc/>
            <text:p text:style-name="a591" text:class-names="" text:cond-style-name=""><text:span text:style-name="a590" text:class-names=""/></text:p>
            <draw:enhanced-geometry xmlns:dr3d="urn:oasis:names:tc:opendocument:xmlns:dr3d:1.0" draw:type="non-primitive" svg:viewBox="0 0 21600 21600" draw:enhanced-path="M ?f10 ?f8 L ?f9 ?f9 ?f8 ?f9 Z N" draw:text-areas="?f14 ?f23 ?f20 ?f26" draw:glue-points="?f23 ?f24 ?f14 ?f23 ?f24 ?f25 ?f23 ?f25 ?f25 ?f25 ?f22 ?f23" draw:glue-point-leaving-directions="-0, -0, -0, -0, -0, -0" draw:modifiers="1077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$0"/>
              <draw:equation draw:name="f11" draw:formula="?f9 - ?f8"/>
              <draw:equation draw:name="f12" draw:formula="0 * ?f7"/>
              <draw:equation draw:name="f13" draw:formula="?f11 / 21600"/>
              <draw:equation draw:name="f14" draw:formula="?f10 / 2"/>
              <draw:equation draw:name="f15" draw:formula="21600 - ?f10"/>
              <draw:equation draw:name="f16" draw:formula="18000 * ?f13"/>
              <draw:equation draw:name="f17" draw:formula="10800 * ?f13"/>
              <draw:equation draw:name="f18" draw:formula="0 * ?f13"/>
              <draw:equation draw:name="f19" draw:formula="21600 * ?f13"/>
              <draw:equation draw:name="f20" draw:formula="?f14 + 10800"/>
              <draw:equation draw:name="f21" draw:formula="?f15 / 2"/>
              <draw:equation draw:name="f22" draw:formula="21600 - ?f21"/>
              <draw:equation draw:name="f23" draw:formula="?f17 / ?f13"/>
              <draw:equation draw:name="f24" draw:formula="?f18 / ?f13"/>
              <draw:equation draw:name="f25" draw:formula="?f19 / ?f13"/>
              <draw:equation draw:name="f26" draw:formula="?f16 / ?f13"/>
              <draw:equation draw:name="f27" draw:formula="$0 / ?f6"/>
              <draw:equation draw:name="f28" draw:formula="?f12 / ?f7"/>
              <draw:handle draw:handle-position="$0 ?f28" draw:handle-range-x-minimum="0" draw:handle-range-x-maximum="21600"/>
            </draw:enhanced-geometry>
          </draw:custom-shape>
        </draw:g>
        <presentation:notes draw:style-name="a598">
          <draw:frame draw:id="id110" draw:style-name="a595" draw:name="Espace réservé du numéro de diapositive 6" svg:x="4.67953in" svg:y="11.10827in" svg:width="3.5878in" svg:height="0.58425in">
            <draw:text-box>
              <text:p text:style-name="a594" text:class-names="" text:cond-style-name=""><text:span text:style-name="a593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11" presentation:style-name="a596" draw:name="Espace réservé de l'image des diapositives 1">
            <svg:title/>
            <svg:desc/>
          </draw:page-thumbnail>
          <draw:frame draw:id="id112" presentation:style-name="a59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599" draw:master-page-name="Master1-Layout7-blank-Vide" presentation:presentation-page-layout-name="Master1-PPL7" draw:id="Slide-261">
        <draw:frame draw:id="id113" draw:style-name="a600" svg:x="2.11338in" svg:y="1.78661in" svg:width="1.66614in" svg:height="4.0622in" style:rel-width="scale" style:rel-height="scale">
          <draw:image xlink:href="media/image22.png" xlink:type="simple" xlink:show="embed" xlink:actuate="onLoad"/>
          <svg:title/>
          <svg:desc/>
        </draw:frame>
        <draw:frame draw:id="id114" draw:style-name="a601" svg:x="0.31496in" svg:y="1.83307in" svg:width="1.53071in" svg:height="4.07244in" style:rel-width="scale" style:rel-height="scale">
          <draw:image xlink:href="media/image23.png" xlink:type="simple" xlink:show="embed" xlink:actuate="onLoad"/>
          <svg:title/>
          <svg:desc/>
        </draw:frame>
        <draw:frame draw:id="id115" draw:style-name="a602" draw:name="Image 6" svg:x="8.97705in" svg:y="1.83307in" svg:width="1.30208in" svg:height="4.20833in" style:rel-width="scale" style:rel-height="scale">
          <draw:image xlink:href="media/image24.png" xlink:type="simple" xlink:show="embed" xlink:actuate="onLoad"/>
          <svg:title/>
          <svg:desc/>
        </draw:frame>
        <draw:frame draw:id="id116" draw:style-name="a603" draw:name="Image 7" svg:x="6.84254in" svg:y="1.81224in" svg:width="1.32292in" svg:height="4.25in" style:rel-width="scale" style:rel-height="scale">
          <draw:image xlink:href="media/image25.png" xlink:type="simple" xlink:show="embed" xlink:actuate="onLoad"/>
          <svg:title/>
          <svg:desc/>
        </draw:frame>
        <draw:frame draw:id="id117" draw:style-name="a606" draw:name="ZoneTexte 8" svg:x="6.84254in" svg:y="1.08929in" svg:width="1.42209in" svg:height="0.40391in">
          <draw:text-box>
            <text:p text:style-name="a605" text:class-names="" text:cond-style-name=""><text:span text:style-name="a604" text:class-names="">06/01/2021</text:span></text:p>
          </draw:text-box>
          <svg:title/>
          <svg:desc/>
        </draw:frame>
        <presentation:notes draw:style-name="a612">
          <draw:frame draw:id="id118" draw:style-name="a609" draw:name="Espace réservé du numéro de diapositive 6" svg:x="4.67953in" svg:y="11.10827in" svg:width="3.5878in" svg:height="0.58425in">
            <draw:text-box>
              <text:p text:style-name="a608" text:class-names="" text:cond-style-name=""><text:span text:style-name="a607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19" presentation:style-name="a610" draw:name="Espace réservé de l'image des diapositives 1">
            <svg:title/>
            <svg:desc/>
          </draw:page-thumbnail>
          <draw:frame draw:id="id120" presentation:style-name="a61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13" draw:master-page-name="Master1-Layout7-blank-Vide" presentation:presentation-page-layout-name="Master1-PPL7" draw:id="Slide-262">
        <draw:frame draw:id="id121" draw:style-name="a614" svg:x="1.85748in" svg:y="2.69921in" svg:width="1.84331in" svg:height="2.10394in" style:rel-width="scale" style:rel-height="scale">
          <draw:image xlink:href="media/image26.png" xlink:type="simple" xlink:show="embed" xlink:actuate="onLoad"/>
          <svg:title/>
          <svg:desc/>
        </draw:frame>
        <draw:frame draw:id="id122" draw:style-name="a615" svg:x="6.78228in" svg:y="2.71102in" svg:width="1.95787in" svg:height="2.24961in" style:rel-width="scale" style:rel-height="scale">
          <draw:image xlink:href="media/image27.png" xlink:type="simple" xlink:show="embed" xlink:actuate="onLoad"/>
          <svg:title/>
          <svg:desc/>
        </draw:frame>
        <draw:frame draw:id="id123" draw:style-name="a616" svg:x="4.17323in" svg:y="2.72598in" svg:width="1.86417in" svg:height="2.15591in" style:rel-width="scale" style:rel-height="scale">
          <draw:image xlink:href="media/image28.png" xlink:type="simple" xlink:show="embed" xlink:actuate="onLoad"/>
          <svg:title/>
          <svg:desc/>
        </draw:frame>
        <presentation:notes draw:style-name="a622">
          <draw:frame draw:id="id124" draw:style-name="a619" draw:name="Espace réservé du numéro de diapositive 6" svg:x="4.67953in" svg:y="11.10827in" svg:width="3.5878in" svg:height="0.58425in">
            <draw:text-box>
              <text:p text:style-name="a618" text:class-names="" text:cond-style-name=""><text:span text:style-name="a617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25" presentation:style-name="a620" draw:name="Espace réservé de l'image des diapositives 1">
            <svg:title/>
            <svg:desc/>
          </draw:page-thumbnail>
          <draw:frame draw:id="id126" presentation:style-name="a62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re et contenu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eux contenus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re seu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ide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re et texte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re vertical et texte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93465in" svg:width="9.92087in" svg:height="4.7952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35243in" svg:width="8.26736in" svg:height="2.87847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4.34201in" svg:width="8.26736in" svg:height="1.99653in" presentation:class="subtitle" presentation:placeholder="false">
        <draw:text-box>
          <text:p text:style-name="a51" text:class-names="" text:cond-style-name=""><text:span text:style-name="a50" text:class-names="">Modifier le style des sous-titres du masque</text:span></text:p>
        </draw:text-box>
        <svg:title/>
        <svg:desc/>
      </draw:frame>
      <draw:frame draw:id="id13" presentation:style-name="a55" draw:name="Espace réservé de la date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93465in" svg:width="9.92087in" svg:height="4.79528in" presentation:class="object" presentation:placeholder="false">
        <draw:text-box>
          <text:p text:style-name="a84" text:class-names="" text:cond-style-name=""><text:span text:style-name="a83" text:class-names="">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7.53189in" svg:width="2.56811in" svg:height="0.57008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7.53189in" svg:width="3.49409in" svg:height="0.57008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7.53189in" svg:width="2.56811in" svg:height="0.57008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1.21063in" svg:y="0.88858in" svg:width="5.84567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2.06076in" svg:width="9.50868in" svg:height="3.43924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5.53299in" svg:width="9.50868in" svg:height="1.80729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7.53189in" svg:width="2.56811in" svg:height="0.57008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7.53189in" svg:width="3.49409in" svg:height="0.57008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7.53189in" svg:width="2.56811in" svg:height="0.57008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1.21063in" svg:y="0.88858in" svg:width="5.84567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32953in" svg:width="9.92087in" svg:height="1.38031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93403in" svg:width="4.87674in" svg:height="4.79514in" presentation:class="object" presentation:placeholder="false">
        <draw:text-box>
          <text:p text:style-name="a163" text:class-names="" text:cond-style-name=""><text:span text:style-name="a162" text:class-names="">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93403in" svg:width="4.87847in" svg:height="4.79514in" presentation:class="object" presentation:placeholder="false">
        <draw:text-box>
          <text:p text:style-name="a178" text:class-names="" text:cond-style-name=""><text:span text:style-name="a177" text:class-names="">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7.53189in" svg:width="2.56811in" svg:height="0.57008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7.53189in" svg:width="3.49409in" svg:height="0.57008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7.53189in" svg:width="2.56811in" svg:height="0.57008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1.21063in" svg:y="0.88858in" svg:width="5.84567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44097in" svg:width="9.50868in" svg:height="1.59722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2.02604in" svg:width="4.66493in" svg:height="0.99306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3.0191in" svg:width="4.66493in" svg:height="4.44271in" presentation:class="object" presentation:placeholder="false">
        <draw:text-box>
          <text:p text:style-name="a227" text:class-names="" text:cond-style-name=""><text:span text:style-name="a226" text:class-names="">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2.02604in" svg:width="4.68576in" svg:height="0.99306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3.0191in" svg:width="4.68576in" svg:height="4.44271in" presentation:class="object" presentation:placeholder="false">
        <draw:text-box>
          <text:p text:style-name="a246" text:class-names="" text:cond-style-name=""><text:span text:style-name="a245" text:class-names="">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7.53189in" svg:width="2.56811in" svg:height="0.57008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7.53189in" svg:width="3.49409in" svg:height="0.57008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7.53189in" svg:width="2.56811in" svg:height="0.57008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1.21063in" svg:y="0.88858in" svg:width="5.84567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32953in" svg:width="9.92087in" svg:height="1.38031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7.53189in" svg:width="2.56811in" svg:height="0.5700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7.53189in" svg:width="3.49409in" svg:height="0.57008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7.53189in" svg:width="2.56811in" svg:height="0.57008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21063in" svg:y="0.88858in" svg:width="5.84567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7.53189in" svg:width="2.56811in" svg:height="0.57008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7.53189in" svg:width="3.49409in" svg:height="0.57008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7.53189in" svg:width="2.56811in" svg:height="0.57008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1.21063in" svg:y="0.88858in" svg:width="5.84567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2.4809in" svg:width="3.55556in" svg:height="4.5937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7.53189in" svg:width="2.56811in" svg:height="0.57008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7.53189in" svg:width="3.49409in" svg:height="0.57008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7.53189in" svg:width="2.56811in" svg:height="0.57008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1.21063in" svg:y="0.88858in" svg:width="5.84567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55035in" svg:width="3.55556in" svg:height="1.93056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1.19097in" svg:width="5.57986in" svg:height="5.875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2.4809in" svg:width="3.55556in" svg:height="4.5937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7.53189in" svg:width="2.56811in" svg:height="0.57008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7.53189in" svg:width="3.49409in" svg:height="0.57008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1.21063in" svg:y="0.88858in" svg:width="5.84567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32953in" svg:width="9.92087in" svg:height="1.38031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93465in" svg:width="9.92087in" svg:height="4.7952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7.53189in" svg:width="2.56811in" svg:height="0.57008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7.53189in" svg:width="3.49409in" svg:height="0.57008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7.53189in" svg:width="2.56811in" svg:height="0.57008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1.21063in" svg:y="0.88858in" svg:width="5.84567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32986in" svg:width="2.47917in" svg:height="6.39931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32986in" svg:width="7.27604in" svg:height="6.39931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7.53189in" svg:width="2.56811in" svg:height="0.57008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7.53189in" svg:width="3.49409in" svg:height="0.57008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7.53189in" svg:width="2.56811in" svg:height="0.57008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1.21063in" svg:y="0.88858in" svg:width="5.84567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FREMY Enora</dc:creator>
    <meta:creation-date>2020-12-14T08:35:37Z</meta:creation-date>
    <dc:date>2021-01-06T13:36:34Z</dc:date>
    <meta:editing-cycles>14</meta:editing-cycles>
    <meta:editing-duration>PT79374S</meta:editing-duration>
    <meta:document-statistic meta:paragraph-count="8" meta:word-count="8"/>
  </office:meta>
</office:document-meta>
</file>